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5.9pt"/>
    </style:style>
    <style:style style:name="co2" style:family="table-column">
      <style:table-column-properties fo:break-before="auto" style:column-width="290.24pt"/>
    </style:style>
    <style:style style:name="co3" style:family="table-column">
      <style:table-column-properties fo:break-before="auto" style:column-width="237.74pt"/>
    </style:style>
    <style:style style:name="co4" style:family="table-column">
      <style:table-column-properties fo:break-before="auto" style:column-width="64.26pt"/>
    </style:style>
    <style:style style:name="co5" style:family="table-column">
      <style:table-column-properties fo:break-before="auto" style:column-width="175.29pt"/>
    </style:style>
    <style:style style:name="co6" style:family="table-column">
      <style:table-column-properties fo:break-before="auto" style:column-width="73.05pt"/>
    </style:style>
    <style:style style:name="co7" style:family="table-column">
      <style:table-column-properties fo:break-before="auto" style:column-width="201.66pt"/>
    </style:style>
    <style:style style:name="co8" style:family="table-column">
      <style:table-column-properties fo:break-before="auto" style:column-width="192.36pt"/>
    </style:style>
    <style:style style:name="co9" style:family="table-column">
      <style:table-column-properties fo:break-before="auto" style:column-width="64.01pt"/>
    </style:style>
    <style:style style:name="ro1" style:family="table-row">
      <style:table-row-properties style:row-height="17.35pt" fo:break-before="auto" style:use-optimal-row-height="true"/>
    </style:style>
    <style:style style:name="ro2" style:family="table-row">
      <style:table-row-properties style:row-height="22.45pt" fo:break-before="auto" style:use-optimal-row-height="true"/>
    </style:style>
    <style:style style:name="ro3" style:family="table-row">
      <style:table-row-properties style:row-height="17.89pt" fo:break-before="auto" style:use-optimal-row-height="false"/>
    </style:style>
    <style:style style:name="ro4" style:family="table-row">
      <style:table-row-properties style:row-height="25.34pt" fo:break-before="auto" style:use-optimal-row-height="false"/>
    </style:style>
    <style:style style:name="ro5" style:family="table-row">
      <style:table-row-properties style:row-height="20.86pt" fo:break-before="auto" style:use-optimal-row-height="false"/>
    </style:style>
    <style:style style:name="ro6" style:family="table-row">
      <style:table-row-properties style:row-height="22.34pt" fo:break-before="auto" style:use-optimal-row-height="false"/>
    </style:style>
    <style:style style:name="ro7" style:family="table-row">
      <style:table-row-properties style:row-height="26.84pt" fo:break-before="auto" style:use-optimal-row-height="false"/>
    </style:style>
    <style:style style:name="ro8" style:family="table-row">
      <style:table-row-properties style:row-height="18.65pt" fo:break-before="auto" style:use-optimal-row-height="false"/>
    </style:style>
    <style:style style:name="ro9" style:family="table-row">
      <style:table-row-properties style:row-height="27.61pt" fo:break-before="auto" style:use-optimal-row-height="false"/>
    </style:style>
    <style:style style:name="ro10" style:family="table-row">
      <style:table-row-properties style:row-height="32.8pt" fo:break-before="auto" style:use-optimal-row-height="false"/>
    </style:style>
    <style:style style:name="ro11" style:family="table-row">
      <style:table-row-properties style:row-height="30.56pt" fo:break-before="auto" style:use-optimal-row-height="false"/>
    </style:style>
    <style:style style:name="ro12" style:family="table-row">
      <style:table-row-properties style:row-height="21.6pt" fo:break-before="auto" style:use-optimal-row-height="false"/>
    </style:style>
    <style:style style:name="ro13" style:family="table-row">
      <style:table-row-properties style:row-height="23.1pt" fo:break-before="auto" style:use-optimal-row-height="false"/>
    </style:style>
    <style:style style:name="ro14" style:family="table-row">
      <style:table-row-properties style:row-height="24.6pt" fo:break-before="auto" style:use-optimal-row-height="false"/>
    </style:style>
    <style:style style:name="ro15" style:family="table-row">
      <style:table-row-properties style:row-height="25.46pt" fo:break-before="auto" style:use-optimal-row-height="true"/>
    </style:style>
    <style:style style:name="ro16" style:family="table-row">
      <style:table-row-properties style:row-height="23.84pt" fo:break-before="auto" style:use-optimal-row-height="false"/>
    </style:style>
    <style:style style:name="ro17" style:family="table-row">
      <style:table-row-properties style:row-height="22.39pt" fo:break-before="auto" style:use-optimal-row-height="true"/>
    </style:style>
    <style:style style:name="ro18"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Jameel Noori Nastaleeq" fo:font-size="14pt" style:font-size-asian="14pt" style:font-name-complex="Jameel Noori Nastaleeq" style:font-size-complex="14pt"/>
    </style:style>
    <style:style style:name="ce2" style:family="table-cell" style:parent-style-name="Default">
      <style:table-cell-properties fo:background-color="#ff3333"/>
      <style:text-properties style:font-name="Jameel Noori Nastaleeq" fo:font-size="14pt" style:font-size-asian="14pt" style:font-name-complex="Jameel Noori Nastaleeq" style:font-size-complex="14pt"/>
    </style:style>
    <style:style style:name="ce3" style:family="table-cell" style:parent-style-name="Default">
      <style:table-cell-properties fo:background-color="#ffffff"/>
      <style:text-properties style:font-name="Jameel Noori Nastaleeq" fo:font-size="14pt" style:font-size-asian="14pt" style:font-name-complex="Jameel Noori Nastaleeq"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Jameel Noori Nastaleeq"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Jameel Noori Nastaleeq"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style:font-name="Jameel Noori Nastaleeq" fo:font-size="14pt" style:font-size-asian="14pt" style:font-name-complex="Jameel Noori Nastaleeq" style:font-size-complex="14pt"/>
    </style:style>
    <style:style style:name="ce6" style:family="table-cell" style:parent-style-name="Default">
      <style:table-cell-properties style:text-align-source="fix" style:repeat-content="false"/>
      <style:paragraph-properties fo:text-align="end"/>
      <style:text-properties style:font-name="Jameel Noori Nastaleeq" fo:font-size="14pt" style:font-size-asian="14pt" style:font-name-complex="Jameel Noori Nastaleeq" style:font-size-complex="14pt"/>
    </style:style>
    <style:style style:name="ce7" style:family="table-cell" style:parent-style-name="Default">
      <style:table-cell-properties fo:background-color="#ffff99"/>
      <style:text-properties style:font-name="Jameel Noori Nastaleeq" fo:font-size="14pt" style:font-size-asian="14pt" style:font-name-complex="Jameel Noori Nastaleeq" style:font-size-complex="14pt"/>
    </style:style>
    <style:style style:name="ce8" style:family="table-cell" style:parent-style-name="Default">
      <style:table-cell-properties fo:background-color="#ff3333"/>
      <style:text-properties style:font-name="Jameel Noori Nastaleeq" fo:font-size="14pt" style:font-name-asian="DejaVu Sans" style:font-size-asian="14pt" style:font-name-complex="Jameel Noori Nastaleeq" style:font-size-complex="14pt"/>
    </style:style>
    <style:style style:name="ce9" style:family="table-cell" style:parent-style-name="Default">
      <style:table-cell-properties fo:background-color="#ffffff"/>
      <style:text-properties style:font-name="Jameel Noori Nastaleeq" fo:font-size="14pt" style:font-name-asian="DejaVu Sans" style:font-size-asian="14pt" style:font-name-complex="Jameel Noori Nastaleeq" style:font-size-complex="14pt"/>
    </style:style>
    <style:style style:name="ce10" style:family="table-cell" style:parent-style-name="Default">
      <style:text-properties style:font-name="Jameel Noori Nastaleeq" fo:font-size="14pt" style:font-name-asian="DejaVu Sans" style:font-size-asian="14pt" style:font-name-complex="Jameel Noori Nastaleeq" style:font-size-complex="14pt"/>
    </style:style>
    <style:style style:name="ce11" style:family="table-cell" style:parent-style-name="Default">
      <style:table-cell-properties fo:background-color="transparent"/>
      <style:text-properties style:font-name="Jameel Noori Nastaleeq" fo:font-size="14pt" style:font-size-asian="14pt" style:font-name-complex="Jameel Noori Nastaleeq" style:font-size-complex="14pt"/>
    </style:style>
    <style:style style:name="ce1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Jameel Noori Nastaleeq"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Jameel Noori Nastaleeq"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14"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15" style:family="table-cell" style:parent-style-name="Default">
      <style:text-properties fo:font-size="12pt" style:font-size-asian="12pt" style:font-name-complex="XB Tabriz" style:font-size-complex="12pt"/>
    </style:style>
    <style:style style:name="ce16"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17" style:family="table-cell" style:parent-style-name="Default">
      <style:text-properties style:font-name="Arial" fo:font-size="12pt" style:font-size-asian="12pt" style:font-name-complex="XB Tabriz" style:font-size-complex="12pt"/>
    </style:style>
    <style:style style:name="ce1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C, DC</text:p>
          </table:table-cell>
          <table:table-cell office:value-type="string" calcext:value-type="string">
            <text:p>یک سمت، بدلتا</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office:annotation draw:style-name="gr1" draw:text-style-name="P2" svg:width="81.67pt" svg:height="28.09pt" svg:x="381pt" svg:y="3384.31pt" draw:caption-point-x="-15.39pt" draw:caption-point-y="-2596.79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2">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text:s text:c="2"/>روک</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81.67pt" svg:height="61.68pt" svg:x="381pt" svg:y="10443.66pt" draw:caption-point-x="-15.39pt" draw:caption-point-y="-8183.23pt">
              <dc:date>2011-07-30T00:00:00</dc:date>
              <text:p text:style-name="P1"><text:span text:style-name="T1">Apparently both use the same urdu word which is problematic for me</text:span></text:p>
            </office:annotation>
            <text:p>circuit, phase</text:p>
          </table:table-cell>
          <table:table-cell office:value-type="string" calcext:value-type="string">
            <text:p>دور</text:p>
          </table:table-cell>
          <table:table-cell table:number-columns-repeated="1022"/>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8">
          <table:table-cell office:value-type="string" calcext:value-type="string">
            <text:p>crystal</text:p>
          </table:table-cell>
          <table:table-cell office:value-type="string" calcext:value-type="string">
            <text:p>قلم</text:p>
          </table:table-cell>
          <table:table-cell table:number-columns-repeated="1022"/>
        </table:table-row>
        <table:table-row table:style-name="ro9">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9">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2" svg:width="82.18pt" svg:height="28.09pt" svg:x="670.73pt" svg:y="3531.66pt" draw:caption-point-x="-14.88pt" draw:caption-point-y="64.37pt">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office:value-type="string" calcext:value-type="string">
            <text:p>یک سمت رو، یک سمت دباو</text:p>
          </table:table-cell>
          <table:table-cell table:number-columns-repeated="1021"/>
        </table:table-row>
        <table:table-row table:style-name="ro2">
          <table:table-cell office:value-type="string" calcext:value-type="string">
            <text:p>DC parallel connected self excited generator</text:p>
          </table:table-cell>
          <table:table-cell office:value-type="string" calcext:value-type="string">
            <text:p>یک سمت متوازی جُڑی خُود ہیجان جنریٹر</text:p>
          </table:table-cell>
          <table:table-cell office:value-type="string" calcext:value-type="string">
            <text:p>یک سمت متوازی جُڑی خُود ہیجان پیدا کار (جنریٹر)</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پیدا کار (جنریٹر)</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 بیرونی ہیجان جنریٹر</text:p>
          </table:table-cell>
          <table:table-cell office:value-type="string" calcext:value-type="string">
            <text:p>یک سمت بیرونی ہیجان پیدا کار (جنریٹر)</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پیدا کار (جنریٹر)</text:p>
          </table:table-cell>
          <table:table-cell table:number-columns-repeated="1021"/>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sign voltage, design current, design frequency</text:p>
          </table:table-cell>
          <table:table-cell office:value-type="string" calcext:value-type="string">
            <text:p>بناوٹی دباو، رو، تعدد</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 address</text:p>
          </table:table-cell>
          <table:table-cell office:value-type="string" calcext:value-type="string">
            <text:p>برقیاتی پت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0">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tor</text:p>
          </table:table-cell>
          <table:table-cell office:value-type="string" calcext:value-type="string">
            <text:p>برقی پیدا کار</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قدم</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تاخیری زاویہ، پیش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پیش زاویہ</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تاخیری زاویہ، پیش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6"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table:style-name="ce7" office:value-type="string" calcext:value-type="string">
            <text:p>تار کی برقی دباؤ، تار کی برقی رو</text:p>
          </table:table-cell>
          <table:table-cell office:value-type="string" calcext:value-type="string">
            <text:p>دباو تار، رو تار</text:p>
          </table:table-cell>
          <table:table-cell table:number-columns-repeated="1021"/>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وجھ برد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 measuring instrument</text:p>
          </table:table-cell>
          <table:table-cell office:value-type="string" calcext:value-type="string">
            <text:p>ناپنا، پیمائش، پیما کار</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0">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9">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hm meter</text:p>
          </table:table-cell>
          <table:table-cell office:value-type="string" calcext:value-type="string">
            <text:p>مزاحمت پیم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office:value-type="string" calcext:value-type="string">
            <text:p>مخالف قدم</text:p>
          </table:table-cell>
          <table:table-cell table:number-columns-repeated="1022"/>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8" office:value-type="string" calcext:value-type="string">
            <text:p>غیر عامل جزو، عامل جزو، عامل پرزہ، غیر عامل پرزہ</text:p>
          </table:table-cell>
          <table:table-cell table:number-columns-repeated="1022"/>
        </table:table-row>
        <table:table-row table:style-name="ro1">
          <table:table-cell table:style-name="ce3" office:value-type="string" calcext:value-type="string">
            <text:p>passive, active component</text:p>
          </table:table-cell>
          <table:table-cell table:style-name="ce9"/>
          <table:table-cell table:number-columns-repeated="1022"/>
        </table:table-row>
        <table:table-row table:style-name="ro1">
          <table:table-cell office:value-type="string" calcext:value-type="string">
            <text:p>passive sign convention</text:p>
          </table:table-cell>
          <table:table-cell table:style-name="ce10" office:value-type="string" calcext:value-type="string">
            <text:p>انفعالی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office:value-type="string" calcext:value-type="string">
            <text:p><text:s/></text:p>
          </table:table-cell>
          <table:table-cell table:number-columns-repeated="1021"/>
        </table:table-row>
        <table:table-row table:style-name="ro12">
          <table:table-cell office:value-type="string" calcext:value-type="string">
            <text:p>phase</text:p>
          </table:table-cell>
          <table:table-cell table:style-name="ce11"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2">
          <table:table-cell office:value-type="string" calcext:value-type="string">
            <text:p>phase angle</text:p>
          </table:table-cell>
          <table:table-cell table:style-name="ce11" office:value-type="string" calcext:value-type="string">
            <text:p>زاویائی فاصلہ</text:p>
          </table:table-cell>
          <table:table-cell office:value-type="string" calcext:value-type="string">
            <text:p><text:s/></text:p>
          </table:table-cell>
          <table:table-cell table:number-columns-repeated="1021"/>
        </table:table-row>
        <table:table-row table:style-name="ro1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3">
          <table:table-cell office:value-type="string" calcext:value-type="string">
            <text:p>phase difference</text:p>
          </table:table-cell>
          <table:table-cell table:style-name="ce11"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 (phase inverted)</text:p>
          </table:table-cell>
          <table:table-cell table:style-name="ce11" office:value-type="string" calcext:value-type="string">
            <text:p>ہم قدم، قدم نہ ملے ہوں، مخالف قدم</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4">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4">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4">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 two pole machine</text:p>
          </table:table-cell>
          <table:table-cell office:value-type="string" calcext:value-type="string">
            <text:p>قطب، قطبین، دو قطبی مش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office:value-type="string" calcext:value-type="string">
            <text:p>سائن نما</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office:value-type="string" calcext:value-type="string">
            <text:p>سرکاو</text:p>
          </table:table-cell>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erconductor</text:p>
          </table:table-cell>
          <table:table-cell office:value-type="string" calcext:value-type="string">
            <text:p>کامل موصل</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پیدا کار</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مطلق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12"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6">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6">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4">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4">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87">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3"/>
        <table:table-column table:style-name="co6" table:default-cell-style-name="ce14"/>
        <table:table-column table:style-name="co7" table:default-cell-style-name="ce15"/>
        <table:table-column table:style-name="co4" table:default-cell-style-name="ce16"/>
        <table:table-column table:style-name="co8" table:default-cell-style-name="ce17"/>
        <table:table-column table:style-name="co4" table:number-columns-repeated="6" table:default-cell-style-name="ce18"/>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47.54pt" table:end-y="9.86pt" draw:z-index="0" draw:style-name="gr3" draw:text-style-name="P3" svg:width="23.95pt" svg:height="14.43pt" svg:x="23.58pt" svg:y="25.29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57.29pt" table:end-y="11.4pt" draw:z-index="1" draw:style-name="gr3" draw:text-style-name="P3" svg:width="12.78pt" svg:height="14.43pt" svg:x="44.5pt" svg:y="26.82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16.24pt" table:end-y="15.14pt" draw:z-index="3" draw:style-name="gr3" draw:text-style-name="P3" svg:width="36.96pt" svg:height="15.08pt" svg:x="43.51pt" svg:y="22.45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59.3pt" table:end-y="15.02pt" draw:z-index="2" draw:style-name="gr3" draw:text-style-name="P3" svg:width="37.22pt" svg:height="15.02pt" svg:x="22.08pt" svg:y="22.42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61.82pt" table:end-y="6.18pt" draw:z-index="4" draw:style-name="gr3" draw:text-style-name="P3" svg:width="39.74pt" svg:height="15.05pt" svg:x="22.08pt" svg:y="13.5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18.71pt" table:end-y="3.37pt" draw:z-index="5" draw:style-name="gr3" draw:text-style-name="P3" svg:width="39.49pt" svg:height="15.05pt" svg:x="43.46pt" svg:y="10.71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33.39pt" table:end-y="15.11pt" draw:z-index="6" draw:style-name="gr3" draw:text-style-name="P3" svg:width="12.78pt" svg:height="15.05pt" svg:x="20.61pt" svg:y="22.45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14">
            <draw:frame table:end-cell-address="symbols.D13" table:end-x="48.3pt" table:end-y="15.08pt" draw:z-index="7" draw:style-name="gr3" draw:text-style-name="P3" svg:width="12.78pt" svg:height="15.02pt" svg:x="35.52pt" svg:y="22.45pt">
              <loext:p/>
              <draw:object xlink:href="./Object 8" xlink:type="simple" xlink:show="embed" xlink:actuate="onLoad"/>
              <draw:image xlink:href="./ObjectReplacements/Object 8" xlink:type="simple" xlink:show="embed" xlink:actuate="onLoad"/>
            </draw:frame>
            <draw:frame table:end-cell-address="symbols.D13" table:end-x="49.86pt" table:end-y="15.08pt" draw:z-index="9" draw:style-name="gr3" draw:text-style-name="P3" svg:width="14.34pt" svg:height="15.02pt" svg:x="35.52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4"/>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34.04pt" table:end-y="14.37pt" draw:z-index="10" draw:style-name="gr3" draw:text-style-name="P3" svg:width="12.76pt" svg:height="15.08pt" svg:x="21.29pt" svg:y="21.69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09">00/00/0000</text:date>, <text:time style:data-style-name="N2" text:time-value="11:38:29.06801599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5-09T13:38:40.007956406</dc:date>
    <meta:editing-duration>P12DT5H1M11S</meta:editing-duration>
    <meta:editing-cycles>877</meta:editing-cycles>
    <meta:generator>LibreOffice/5.1.6.2$Linux_X86_64 LibreOffice_project/10m0$Build-2</meta:generator>
    <meta:document-statistic meta:table-count="2" meta:cell-count="210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